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4" draw:layer="layout" svg:width="6.35cm" svg:height="0.635cm" svg:x="0.635cm" svg:y="1.905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0.635cm" svg:x="0.635cm" svg:y="3.175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  <draw:line draw:style-name="gr2" draw:text-style-name="P2" draw:layer="layout" svg:x1="0.635cm" svg:y1="3.81cm" svg:x2="0.635cm" svg:y2="8.89cm">
          <text:p text:style-name="P3"/>
        </draw:line>
        <draw:frame draw:style-name="gr4" draw:text-style-name="P5" draw:layer="layout" svg:width="6.35cm" svg:height="4.445cm" svg:x="0.635cm" svg:y="4.445cm">
          <draw:text-box>
            <text:p text:style-name="P5"><text:span text:style-name="T2">append</text:span></text:p>
            <text:p text:style-name="P5"><text:span text:style-name="T2">appendAll</text:span></text:p>
            <text:p text:style-name="P5"><text:span text:style-name="T2">difference</text:span></text:p>
            <text:p text:style-name="P5"><text:span text:style-name="T2">intersection</text:span></text:p>
            <text:p text:style-name="P5"><text:span text:style-name="T2">makeArray</text:span></text:p>
            <text:p text:style-name="P5"><text:span text:style-name="T2">subset</text:span></text:p>
            <text:p text:style-name="P5"><text:span text:style-name="T2">union</text:span></text:p>
            <text:p text:style-name="P5"><text:span text:style-name="T2">xor</text:span></text:p>
          </draw:text-box>
        </draw:frame>
        <draw:line draw:style-name="gr2" draw:text-style-name="P2" draw:layer="layout" svg:x1="0.635cm" svg:y1="8.89cm" svg:x2="6.985cm" svg:y2="8.89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16:12</dc:date>
    <dc:language>en-US</dc:language>
    <meta:editing-cycles>12</meta:editing-cycles>
    <meta:editing-duration>PT1H29M5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